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Pictures/10000000000004B0000002585BC49250.png" manifest:media-type="image/png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9343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0c295a" officeooo:paragraph-rsid="000c295a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3430" officeooo:paragraph-rsid="00093430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8pt" fo:font-weight="bold" officeooo:paragraph-rsid="0005c0b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8pt" fo:font-weight="bold" officeooo:rsid="00093430" officeooo:paragraph-rsid="0009343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8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3430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093430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093430" style:font-size-asian="18pt" style:font-weight-asian="bold" style:font-size-complex="18pt" style:font-weight-complex="bold"/>
    </style:style>
    <style:style style:name="T12" style:family="text">
      <style:text-properties officeooo:rsid="0009c1e8"/>
    </style:style>
    <style:style style:name="T13" style:family="text">
      <style:text-properties officeooo:rsid="000c295a"/>
    </style:style>
    <style:style style:name="T14" style:family="text">
      <style:text-properties officeooo:rsid="000cc8ad"/>
    </style:style>
    <style:style style:name="T15" style:family="text">
      <style:text-properties officeooo:rsid="000d3c88"/>
    </style:style>
    <style:style style:name="T16" style:family="text">
      <style:text-properties officeooo:rsid="000d5446"/>
    </style:style>
    <style:style style:name="T17" style:family="text">
      <style:text-properties officeooo:rsid="000e2a1b"/>
    </style:style>
    <style:style style:name="T18" style:family="text">
      <style:text-properties officeooo:rsid="000ef7fb"/>
    </style:style>
    <style:style style:name="T19" style:family="text">
      <style:text-properties officeooo:rsid="000ff283"/>
    </style:style>
    <style:style style:name="T20" style:family="text">
      <style:text-properties officeooo:rsid="0010d623"/>
    </style:style>
    <style:style style:name="T21" style:family="text">
      <style:text-properties officeooo:rsid="0011d009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4"/>
      <text:p text:style-name="P4"/>
      <text:p text:style-name="P4"/>
      <text:p text:style-name="P7"/>
      <text:p text:style-name="P8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5"/><text:span text:style-name="T9">Monashee Mild Ale</text:span> <text:s text:c="62"/></text:p>
      <text:p text:style-name="P3"><text:span text:style-name="T4">Brew Date: <text:s text:c="3"/></text:span><text:span text:style-name="T5">Jan 25'16</text:span><text:span text:style-name="T4"> <text:s text:c="65"/>Batch Size:</text:span><text:span text:style-name="T8"> 10 gal</text:span><text:span text:style-name="T4"><text:tab/><text:tab/><text:tab/></text:span></text:p>
      <text:p text:style-name="P1"><text:span text:style-name="T4">Target OG/◦P: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8" svg:x1="1.543cm" svg:y1="0.624cm" svg:x2="1.622cm" svg:y2="6.577cm"><text:p/></draw:line><draw:line text:anchor-type="paragraph" draw:z-index="5" draw:style-name="gr2" draw:text-style-name="P18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9 <text:s text:c="8"/># <text:s text:c="7"/>ESB</text:p>
      <text:p text:style-name="P10">2 <text:s text:c="8"/># <text:s text:c="7"/>Bisquit</text:p>
      <text:p text:style-name="P10">2.75 <text:s text:c="3"/># <text:s text:c="7"/>Crystal 20L</text:p>
      <text:p text:style-name="P10">2 <text:s text:c="8"/># <text:s text:c="7"/>Wheat</text:p>
      <text:p text:style-name="P8"><text:s/>1 <text:s text:c="15"/>Tsp NaCl (mash)</text:p>
      <text:p text:style-name="P8">1 <text:s text:c="16"/>tsp <text:s/>NaCl(sparge)<text:tab/><text:tab/><text:tab/></text:p>
      <text:p text:style-name="P8"><draw:custom-shape text:anchor-type="paragraph" draw:z-index="2" draw:style-name="gr1" draw:text-style-name="P18" svg:width="0.583cm" svg:height="0.53cm" svg:x="16.387cm" svg:y="0.543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5 <text:s text:c="16"/>Tsp Sprchrg</text:p>
      <text:p text:style-name="P15"><draw:line text:anchor-type="paragraph" draw:z-index="4" draw:style-name="gr2" draw:text-style-name="P18" svg:x1="1.623cm" svg:y1="0.626cm" svg:x2="1.702cm" svg:y2="0.6cm"><text:p/></draw:line> <text:s text:c="4"/>Irish Moss</text:p>
      <text:p text:style-name="P16"><text:s text:c="13"/>Nottingham Yeast</text:p>
      <text:p text:style-name="P8"/>
      <text:p text:style-name="P8"/>
      <text:p text:style-name="P8"/>
      <text:p text:style-name="P8"><draw:line text:anchor-type="paragraph" draw:z-index="7" draw:style-name="gr2" draw:text-style-name="P18" svg:x1="7.497cm" svg:y1="0.564cm" svg:x2="7.576cm" svg:y2="4.004cm"><text:p/></draw:line>Qt <text:s/>oz/g <text:s text:c="2"/>Hop/Seasoning <text:s text:c="5"/><text:span text:style-name="T9">Time</text:span></text:p>
      <text:p text:style-name="P9"><draw:line text:anchor-type="paragraph" draw:z-index="6" draw:style-name="gr2" draw:text-style-name="P18" svg:x1="2.549cm" svg:y1="0.012cm" svg:x2="2.628cm" svg:y2="3.452cm"><text:p/></draw:line> <text:span text:style-name="T9">68 <text:s text:c="3"/>g <text:s text:c="5"/>Willamette <text:s text:c="11"/>90 min</text:span></text:p>
      <text:p text:style-name="P3"><text:s/><text:span text:style-name="T10"><text:s/></text:span><text:span text:style-name="T11">2 <text:s text:c="2"/>tablets <text:s text:c="2"/>whirlflock <text:s text:c="13"/>15 min</text:span></text:p>
      <text:p text:style-name="P13">28 <text:s text:c="3"/>g <text:s text:c="8"/>Golding <text:s text:c="18"/>5 min</text:p>
      <text:p text:style-name="P1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1">Primary: <text:s text:c="3"/><text:span text:style-name="T20">Jan 25</text:span></text:p>
      <text:p text:style-name="P11">Racked:<text:tab/><text:span text:style-name="T21">Jan 30</text:span><text:tab/><text:tab/><text:tab/><text:tab/><text:tab/></text:p>
      <text:p text:style-name="P11">Racked: <text:s text:c="3"/><text:span text:style-name="T21">Feb 11/ 8x1L</text:span></text:p>
      <text:p text:style-name="P11">Bottled: <text:s text:c="3"/><text:span text:style-name="T21">Feb 11/ <text:s/>2x 5gal <text:s text:c="83"/></text:span><text:tab/><text:tab/><text:tab/><text:tab/><text:tab/><text:tab/></text:p>
      <text:p text:style-name="P11">Kegged:</text:p>
      <text:p text:style-name="P11">Re-Kegged:</text:p>
      <text:p text:style-name="P1"><text:span text:style-name="T7">Purged:</text:span><text:span text:style-name="T3"><text:tab/><text:tab/><text:tab/><text:tab/><text:tab/><text:tab/>Charged:</text:span></text:p>
      <text:p text:style-name="P11"/>
      <text:p text:style-name="P11"><text:soft-page-break/></text:p>
      <text:p text:style-name="P11"/>
      <text:p text:style-name="P11"/>
      <text:p text:style-name="P11"/>
      <text:p text:style-name="P11">Start Time:<text:span text:style-name="T12">7:15</text:span></text:p>
      <text:p text:style-name="P11">Fill mash tun:<text:tab/><text:span text:style-name="T12">Sun</text:span></text:p>
      <text:p text:style-name="P11">Fill sparge kettle:<text:tab/><text:span text:style-name="T12">Sun</text:span><text:tab/><text:tab/><text:tab/><text:tab/></text:p>
      <text:p text:style-name="P11">Fire burners: <text:span text:style-name="T12">7:15</text:span>am</text:p>
      <text:p text:style-name="P11">Heat Mash Tun : Target Temp: 1<text:span text:style-name="T12">50</text:span> <text:s text:c="2"/></text:p>
      <text:p text:style-name="P11">Heat Sparge Kettle: Target Temp: 1<text:span text:style-name="T12">55</text:span></text:p>
      <text:p text:style-name="P11"><draw:frame draw:style-name="fr3" draw:name="Object2" text:anchor-type="paragraph" svg:x="4.951cm" svg:y="0.159cm" svg:width="15.998cm" svg:height="8.999cm" draw:z-index="8"><draw:object xlink:href="./Object 3" xlink:type="simple" xlink:show="embed" xlink:actuate="onLoad"/><draw:image xlink:href="./ObjectReplacements/Object 3" xlink:type="simple" xlink:show="embed" xlink:actuate="onLoad"/></draw:frame>Target Temp (Mash): 15<text:span text:style-name="T12">0</text:span></text:p>
      <text:p text:style-name="P11">Grind grain: <text:s text:c="3"/><text:span text:style-name="T12">8:15</text:span></text:p>
      <text:p text:style-name="P11">sparge temp:<text:span text:style-name="T12">157</text:span></text:p>
      <text:p text:style-name="P11">Strike Temp: <text:span text:style-name="T12">152</text:span></text:p>
      <text:p text:style-name="P11">pump temp: <text:s/><text:span text:style-name="T12">152</text:span></text:p>
      <text:p text:style-name="P11">Mash in: <text:span text:style-name="T12">8:25</text:span></text:p>
      <text:p text:style-name="P11">Temp: <text:span text:style-name="T12">149</text:span></text:p>
      <text:p text:style-name="P11">Raise/Lower Temp:</text:p>
      <text:p text:style-name="P11"><text:span text:style-name="T13">M</text:span>ash: Duration: <text:s/><text:span text:style-name="T12">90</text:span> <text:s text:c="5"/>minutes <text:s text:c="7"/></text:p>
      <text:p text:style-name="P11">Start: <text:s text:c="3"/><text:span text:style-name="T12">8:25</text:span> <text:s text:c="7"/>Finish:<text:span text:style-name="T12">9:55</text:span></text:p>
      <text:p text:style-name="P11">Heat (to deactivate enzymes)<text:tab/><text:tab/></text:p>
      <text:p text:style-name="P11">Target Temp: 168 <text:s text:c="2"/>Start: <text:s/><text:span text:style-name="T13">9:55</text:span> <text:s text:c="4"/></text:p>
      <text:p text:style-name="P11">Finish: <text:s text:c="2"/><text:span text:style-name="T13">10:25</text:span></text:p>
      <text:p text:style-name="P11">Heat Sparge H20 (Target175◦) <text:s text:c="7"/></text:p>
      <text:p text:style-name="P11">Sparge: Start: <text:s/><text:span text:style-name="T13">10:25</text:span></text:p>
      <text:p text:style-name="P11">Finish: <text:s/><text:span text:style-name="T14">11:20</text:span></text:p>
      <text:p text:style-name="P11">Wort collected: <text:s text:c="2"/><text:span text:style-name="T14">kettle plus 13 qts</text:span></text:p>
      <text:p text:style-name="P11">Boil : Burner On: <text:s/><text:span text:style-name="T14">10:45</text:span></text:p>
      <text:p text:style-name="P11">Rolling Boil: <text:s/><text:span text:style-name="T15">11:35</text:span> <text:s text:c="7"/>Hops In: <text:s text:c="2"/><text:span text:style-name="T16">11:50</text:span> <text:s text:c="2"/><text:span text:style-name="T17">whirlflock in: 1:05</text:span> <text:s text:c="3"/>Hops in :<text:span text:style-name="T16">1:15</text:span></text:p>
      <text:p text:style-name="P11">Duration: 90 min <text:s/>Start: <text:s/><text:span text:style-name="T16">11:50</text:span> <text:s text:c="4"/>Finish: <text:s text:c="2"/><text:span text:style-name="T16">1:20</text:span> <text:s text:c="3"/></text:p>
      <text:p text:style-name="P11">Burner Off: <text:span text:style-name="T16">1:20</text:span></text:p>
      <text:p text:style-name="P11">Rest 15 min <text:s text:c="7"/></text:p>
      <text:p text:style-name="P11">Pump and chill: <text:s text:c="4"/><text:span text:style-name="T16">1:35</text:span></text:p>
      <text:p text:style-name="P11">Start: <text:s text:c="2"/><text:span text:style-name="T18">1:35</text:span> <text:s text:c="3"/>Finish: <text:s text:c="3"/><text:span text:style-name="T19">1:59</text:span> <text:s/></text:p>
      <text:p text:style-name="P11">OG : <text:s text:c="2"/><text:span text:style-name="T18">1.040</text:span></text:p>
      <text:p text:style-name="P11">Yeast: <text:span text:style-name="T13">Mauribrew Ale 514</text:span> </text:p>
      <text:p text:style-name="P11">Irish Moss</text:p>
      <text:p text:style-name="P5"/>
      <text:p text:style-name="P5">Notes: <text:span text:style-name="T13">need to check gap on mill rollers</text:span></text:p>
      <text:p text:style-name="P6">need to check false bottom in mash tun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5T19:48:33.292497439</dc:date>
    <meta:editing-duration>PT3H8M51S</meta:editing-duration>
    <meta:editing-cycles>11</meta:editing-cycles>
    <meta:print-date>2016-01-25T15:53:17.298679374</meta:print-date>
    <meta:document-statistic meta:table-count="0" meta:image-count="0" meta:object-count="3" meta:page-count="2" meta:paragraph-count="61" meta:word-count="229" meta:character-count="2680" meta:non-whitespace-character-count="10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011cm" svg:y="0.315cm" chart:style-name="ch2">
          <text:p>Mild Ale Jaan 25'16</text:p>
        </chart:title>
        <chart:legend chart:legend-position="end" svg:x="13.331cm" svg:y="3.702cm" style:legend-expansion="high" chart:style-name="ch3"/>
        <chart:plot-area chart:style-name="ch4" chart:data-source-has-labels="both" svg:x="1.33cm" svg:y="1.299cm" svg:width="11.682cm" svg:height="6.54cm">
          <chartooo:coordinate-region svg:x="3.05cm" svg:y="1.498cm" svg:width="9.912cm" svg:height="4.183cm"/>
          <chart:axis chart:dimension="x" chart:name="primary-x" chart:style-name="ch5" chartooo:axis-type="auto">
            <chartooo:date-scale/>
            <chart:title svg:x="6.809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99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2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2">
                <text:p>142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">
                <text:p>144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5">
                <text:p>145</text:p>
              </table:table-cell>
              <table:table-cell office:value-type="float" office:value="150">
                <text:p>1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5">
                <text:p>145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4">
                <text:p>144</text:p>
              </table:table-cell>
              <table:table-cell office:value-type="float" office:value="149">
                <text:p>14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4">
                <text:p>144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167">
                <text:p>167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